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5.81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808080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808080"/>
    </style:style>
    <style:style style:name="ce4" style:family="table-cell" style:parent-style-name="Default">
      <style:table-cell-properties fo:background-color="#bbdefb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bdefb" fo:border="0.74pt solid #80808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0f4c3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0f4c3" fo:border="0.74pt solid #80808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8bbd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cc"/>
    </style:style>
    <style:style style:name="ce10" style:family="table-cell" style:parent-style-name="Default">
      <style:text-properties fo:color="#808080" fo:font-style="italic" style:font-style-asian="italic" style:font-style-complex="italic"/>
    </style:style>
    <style:style style:name="ce11" style:family="table-cell" style:parent-style-name="Default">
      <style:text-properties fo:color="#cc0000"/>
    </style:style>
    <style:style style:name="ce12" style:family="table-cell" style:parent-style-name="Default">
      <style:table-cell-properties fo:border="0.74pt solid #80808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bdefb" fo:border="0.74pt solid #808080"/>
    </style:style>
    <style:style style:name="ce36" style:family="table-cell" style:parent-style-name="Default">
      <style:table-cell-properties fo:border-bottom="0.74pt solid #2a6099" fo:background-color="#f0f4c3" fo:border-left="0.74pt solid #2a6099" fo:border-right="0.74pt inset #2a6099" fo:border-top="0.74pt solid #2a6099"/>
    </style:style>
    <style:style style:name="ce14" style:family="table-cell" style:parent-style-name="Default">
      <style:table-cell-properties fo:background-color="#f0f4c3" fo:border="0.74pt solid #80808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b4c7dc" style:text-align-source="fix" style:repeat-content="false" fo:border="0.74pt solid #80808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style:text-align-source="fix" style:repeat-content="false" fo:border="0.74pt solid #80808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0" style:apply-style-name="Untitled1" style:base-cell-address="'order by UPPER filter'.C2"/>
      <style:map style:condition="cell-content()=5" style:apply-style-name="Untitled2" style:base-cell-address="'order by UPPER filter'.C2"/>
      <style:map style:condition="cell-content()=10" style:apply-style-name="Untitled3" style:base-cell-address="'order by UPPER filter'.C2"/>
      <style:map style:condition="cell-content()=15" style:apply-style-name="Untitled4" style:base-cell-address="'order by UPPER filter'.C2"/>
    </style:style>
    <style:style style:name="ce18" style:family="table-cell" style:parent-style-name="Default" style:data-style-name="N119">
      <style:table-cell-properties style:text-align-source="fix" style:repeat-content="false" style:vertical-align="middle"/>
      <style:paragraph-properties fo:text-align="end" fo:margin-left="0cm"/>
    </style:style>
    <style:style style:name="ce42" style:family="table-cell" style:parent-style-name="Default" style:data-style-name="N119">
      <style:table-cell-properties fo:border-bottom="0.74pt solid #2a6099" style:text-align-source="fix" style:repeat-content="false" fo:border-left="none" fo:border-right="none" fo:border-top="0.74pt solid #2a6099" style:vertical-align="middle"/>
      <style:paragraph-properties fo:text-align="end" fo:margin-left="0cm"/>
    </style:style>
    <style:style style:name="ce19" style:family="table-cell" style:parent-style-name="Default" style:data-style-name="N119">
      <style:table-cell-properties fo:background-color="#ffc107" style:text-align-source="fix" style:repeat-content="false" style:vertical-align="middle"/>
      <style:paragraph-properties fo:text-align="end" fo:margin-left="0cm"/>
    </style:style>
    <style:style style:name="ce44" style:family="table-cell" style:parent-style-name="Default" style:data-style-name="N119">
      <style:table-cell-properties style:text-align-source="fix" style:repeat-content="false" style:vertical-align="middle"/>
      <style:paragraph-properties fo:text-align="end" fo:margin-left="0cm"/>
      <style:map style:condition="is-true-formula([$'order by UPPER filter'.D4]&lt;[$'order by UPPER filter'.$C4])" style:apply-style-name="Good" style:base-cell-address="'order by UPPER filter'.D4"/>
      <style:map style:condition="is-true-formula([$'order by UPPER filter'.D4]=[$'order by UPPER filter'.$C4])" style:apply-style-name="Footnote" style:base-cell-address="'order by UPPER filter'.D4"/>
      <style:map style:condition="is-true-formula([$'order by UPPER filter'.D4]&gt;[$'order by UPPER filter'.$C4])" style:apply-style-name="Warning" style:base-cell-address="'order by UPPER filter'.D4"/>
    </style:style>
    <style:style style:name="ce45" style:family="table-cell" style:parent-style-name="Default" style:data-style-name="N119">
      <style:table-cell-properties fo:border-bottom="0.74pt solid #2a6099" style:text-align-source="fix" style:repeat-content="false" fo:border-left="none" fo:border-right="none" fo:border-top="0.74pt solid #2a6099" style:vertical-align="middle"/>
      <style:paragraph-properties fo:text-align="end" fo:margin-left="0cm"/>
      <style:map style:condition="is-true-formula([$'order by UPPER filter'.D4]&lt;[$'order by UPPER filter'.$C4])" style:apply-style-name="Good" style:base-cell-address="'order by UPPER filter'.D4"/>
      <style:map style:condition="is-true-formula([$'order by UPPER filter'.D4]=[$'order by UPPER filter'.$C4])" style:apply-style-name="Footnote" style:base-cell-address="'order by UPPER filter'.D4"/>
      <style:map style:condition="is-true-formula([$'order by UPPER filter'.D4]&gt;[$'order by UPPER filter'.$C4])" style:apply-style-name="Warning" style:base-cell-address="'order by UPPER filter'.D4"/>
    </style:style>
    <style:style style:name="ce21" style:family="table-cell" style:parent-style-name="Default" style:data-style-name="N119">
      <style:table-cell-properties fo:background-color="#ffff00" style:text-align-source="fix" style:repeat-content="false" style:vertical-align="middle"/>
      <style:paragraph-properties fo:text-align="end" fo:margin-left="0cm"/>
    </style:style>
    <style:style style:name="ce22" style:family="table-cell" style:parent-style-name="Default">
      <style:table-cell-properties fo:background-color="#4dd0e1"/>
      <style:text-properties fo:font-weight="bold" style:font-weight-asian="bold" style:font-weight-complex="bold"/>
    </style:style>
    <style:style style:name="ce48" style:family="table-cell" style:parent-style-name="Default" style:data-style-name="N119">
      <style:table-cell-properties fo:border-bottom="0.74pt solid #2a6099" style:text-align-source="fix" style:repeat-content="false" fo:border-left="none" fo:border-right="0.74pt solid #2a6099" fo:border-top="0.74pt solid #2a6099" style:vertical-align="middle"/>
      <style:paragraph-properties fo:text-align="end" fo:margin-left="0cm"/>
      <style:map style:condition="is-true-formula([$'order by UPPER filter'.D4]&lt;[$'order by UPPER filter'.$C4])" style:apply-style-name="Good" style:base-cell-address="'order by UPPER filter'.D4"/>
      <style:map style:condition="is-true-formula([$'order by UPPER filter'.D4]=[$'order by UPPER filter'.$C4])" style:apply-style-name="Footnote" style:base-cell-address="'order by UPPER filter'.D4"/>
      <style:map style:condition="is-true-formula([$'order by UPPER filter'.D4]&gt;[$'order by UPPER filter'.$C4])" style:apply-style-name="Warning" style:base-cell-address="'order by UPPER filter'.D4"/>
    </style:style>
    <style:style style:name="ce17" style:family="table-cell" style:parent-style-name="Default">
      <style:table-cell-properties style:text-align-source="fix" style:repeat-content="false" fo:border="0.74pt solid #80808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0" style:apply-style-name="Untitled1" style:base-cell-address="'order by LOWER filter'.C2"/>
      <style:map style:condition="cell-content()=5" style:apply-style-name="Untitled2" style:base-cell-address="'order by LOWER filter'.C2"/>
      <style:map style:condition="cell-content()=10" style:apply-style-name="Untitled3" style:base-cell-address="'order by LOWER filter'.C2"/>
      <style:map style:condition="cell-content()=15" style:apply-style-name="Untitled4" style:base-cell-address="'order by LOWER filter'.C2"/>
    </style:style>
    <style:style style:name="ce20" style:family="table-cell" style:parent-style-name="Default" style:data-style-name="N119">
      <style:table-cell-properties style:text-align-source="fix" style:repeat-content="false" style:vertical-align="middle"/>
      <style:paragraph-properties fo:text-align="end" fo:margin-left="0cm"/>
      <style:map style:condition="is-true-formula([$'order by LOWER filter'.D4]&lt;[$'order by LOWER filter'.$C4])" style:apply-style-name="Good" style:base-cell-address="'order by LOWER filter'.D4"/>
      <style:map style:condition="is-true-formula([$'order by LOWER filter'.D4]=[$'order by LOWER filter'.$C4])" style:apply-style-name="Footnote" style:base-cell-address="'order by LOWER filter'.D4"/>
      <style:map style:condition="is-true-formula([$'order by LOWER filter'.D4]&gt;[$'order by LOWER filter'.$C4])" style:apply-style-name="Warning" style:base-cell-address="'order by LOWER filter'.D4"/>
    </style:style>
    <style:style style:name="ce51" style:family="table-cell" style:parent-style-name="Default" style:data-style-name="N119">
      <style:table-cell-properties fo:border-bottom="0.74pt solid #2a6099" style:text-align-source="fix" style:repeat-content="false" fo:border-left="none" fo:border-right="none" fo:border-top="0.74pt solid #2a6099" style:vertical-align="middle"/>
      <style:paragraph-properties fo:text-align="end" fo:margin-left="0cm"/>
      <style:map style:condition="is-true-formula([$'order by LOWER filter'.D4]&lt;[$'order by LOWER filter'.$C4])" style:apply-style-name="Good" style:base-cell-address="'order by LOWER filter'.D4"/>
      <style:map style:condition="is-true-formula([$'order by LOWER filter'.D4]=[$'order by LOWER filter'.$C4])" style:apply-style-name="Footnote" style:base-cell-address="'order by LOWER filter'.D4"/>
      <style:map style:condition="is-true-formula([$'order by LOWER filter'.D4]&gt;[$'order by LOWER filter'.$C4])" style:apply-style-name="Warning" style:base-cell-address="'order by LOWER filter'.D4"/>
    </style:style>
    <style:style style:name="ce52" style:family="table-cell" style:parent-style-name="Default" style:data-style-name="N119">
      <style:table-cell-properties fo:border-bottom="0.74pt solid #2a6099" style:text-align-source="fix" style:repeat-content="false" fo:border-left="none" fo:border-right="0.74pt solid #2a6099" fo:border-top="0.74pt solid #2a6099" style:vertical-align="middle"/>
      <style:paragraph-properties fo:text-align="end" fo:margin-left="0cm"/>
      <style:map style:condition="is-true-formula([$'order by LOWER filter'.D4]&lt;[$'order by LOWER filter'.$C4])" style:apply-style-name="Good" style:base-cell-address="'order by LOWER filter'.D4"/>
      <style:map style:condition="is-true-formula([$'order by LOWER filter'.D4]=[$'order by LOWER filter'.$C4])" style:apply-style-name="Footnote" style:base-cell-address="'order by LOWER filter'.D4"/>
      <style:map style:condition="is-true-formula([$'order by LOWER filter'.D4]&gt;[$'order by LOWER filter'.$C4])" style:apply-style-name="Warning" style:base-cell-address="'order by LOWER filter'.D4"/>
    </style:style>
  </office:automatic-styles>
  <office:body>
    <office:spreadsheet>
      <table:calculation-settings table:automatic-find-labels="false" table:use-regular-expressions="false" table:use-wildcards="true"/>
      <table:table table:name="order by UPPER filter" table:style-name="ta1">
        <table:table-column table:style-name="co1" table:default-cell-style-name="ce5"/>
        <table:table-column table:style-name="co2" table:default-cell-style-name="ce13"/>
        <table:table-column table:style-name="co3" table:default-cell-style-name="ce18"/>
        <table:table-column table:style-name="co3" table:default-cell-style-name="ce44"/>
        <table:table-column table:style-name="co4" table:number-columns-repeated="2" table:default-cell-style-name="ce44"/>
        <table:table-column table:style-name="co3" table:number-columns-repeated="2" table:default-cell-style-name="ce44"/>
        <table:table-column table:style-name="co4" table:number-columns-repeated="4" table:default-cell-style-name="ce44"/>
        <table:table-column table:style-name="co5" table:number-columns-repeated="2" table:default-cell-style-name="ce44"/>
        <table:table-column table:style-name="co4" table:number-columns-repeated="2" table:default-cell-style-name="ce44"/>
        <table:table-column table:style-name="co5" table:number-columns-repeated="2" table:default-cell-style-name="ce44"/>
        <table:table-column table:style-name="co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SULT TYPE</text:p>
          </table:table-cell>
          <table:table-cell table:style-name="ce16" office:value-type="string" calcext:value-type="string">
            <text:p>U(0),L(0)</text:p>
          </table:table-cell>
          <table:table-cell table:style-name="ce16" office:value-type="string" calcext:value-type="string">
            <text:p>U(5),L(0)</text:p>
          </table:table-cell>
          <table:table-cell table:style-name="ce16" office:value-type="string" calcext:value-type="string">
            <text:p>U(10),L(0)</text:p>
          </table:table-cell>
          <table:table-cell table:style-name="ce16" office:value-type="string" calcext:value-type="string">
            <text:p>U(15),L(0)</text:p>
          </table:table-cell>
          <table:table-cell table:style-name="ce16" office:value-type="string" calcext:value-type="string">
            <text:p>U(0),L(5)</text:p>
          </table:table-cell>
          <table:table-cell table:style-name="ce16" office:value-type="string" calcext:value-type="string">
            <text:p>U(5),L(5)</text:p>
          </table:table-cell>
          <table:table-cell table:style-name="ce16" office:value-type="string" calcext:value-type="string">
            <text:p>U(10),L(5)</text:p>
          </table:table-cell>
          <table:table-cell table:style-name="ce16" office:value-type="string" calcext:value-type="string">
            <text:p>U(15),L(5)</text:p>
          </table:table-cell>
          <table:table-cell table:style-name="ce16" office:value-type="string" calcext:value-type="string">
            <text:p>U(0),L(10)</text:p>
          </table:table-cell>
          <table:table-cell table:style-name="ce16" office:value-type="string" calcext:value-type="string">
            <text:p>U(5),L(10)</text:p>
          </table:table-cell>
          <table:table-cell table:style-name="ce16" office:value-type="string" calcext:value-type="string">
            <text:p>U(10),L(10)</text:p>
          </table:table-cell>
          <table:table-cell table:style-name="ce16" office:value-type="string" calcext:value-type="string">
            <text:p>U(15),L(10)</text:p>
          </table:table-cell>
          <table:table-cell table:style-name="ce16" office:value-type="string" calcext:value-type="string">
            <text:p>U(0),L(15)</text:p>
          </table:table-cell>
          <table:table-cell table:style-name="ce16" office:value-type="string" calcext:value-type="string">
            <text:p>U(5),L(15)</text:p>
          </table:table-cell>
          <table:table-cell table:style-name="ce16" office:value-type="string" calcext:value-type="string">
            <text:p>U(10),L(15)</text:p>
          </table:table-cell>
          <table:table-cell table:style-name="ce16" office:value-type="string" calcext:value-type="string">
            <text:p>U(15),L(15)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FILTERS</text:p>
          </table:table-cell>
          <table:table-cell table:style-name="ce12" office:value-type="string" calcext:value-type="string">
            <text:p>UPPER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0" office:value-type="float" office:value="5" calcext:value-type="float">
            <text:p>5</text:p>
          </table:table-cell>
          <table:table-cell table:number-columns-repeated="4" table:style-name="ce40" office:value-type="float" office:value="10" calcext:value-type="float">
            <text:p>10</text:p>
          </table:table-cell>
          <table:table-cell table:number-columns-repeated="4" table:style-name="ce40" office:value-type="float" office:value="15" calcext:value-type="float">
            <text:p>15</text:p>
          </table:table-cell>
          <table:table-cell/>
        </table:table-row>
        <table:table-row table:style-name="ro2">
          <table:covered-table-cell table:style-name="ce3"/>
          <table:table-cell table:style-name="ce12" office:value-type="string" calcext:value-type="string">
            <text:p>LOWER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1" table:number-rows-spanned="19">
            <text:p>NORMAL</text:p>
          </table:table-cell>
          <table:table-cell office:value-type="string" calcext:value-type="string">
            <text:p>conc feat all </text:p>
          </table:table-cell>
          <table:table-cell table:number-columns-repeated="16" office:value-type="float" office:value="0.2714" calcext:value-type="float">
            <text:p>0.271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feat spectral </text:p>
          </table:table-cell>
          <table:table-cell table:number-columns-repeated="16" office:value-type="float" office:value="0.2714" calcext:value-type="float">
            <text:p>0.271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feat tonaless </text:p>
          </table:table-cell>
          <table:table-cell office:value-type="float" office:value="0.2143" calcext:value-type="float">
            <text:p>0.2143</text:p>
          </table:table-cell>
          <table:table-cell table:number-columns-repeated="15" office:value-type="float" office:value="0.4286" calcext:value-type="float">
            <text:p>0.4286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feat time </text:p>
          </table:table-cell>
          <table:table-cell table:number-columns-repeated="16" office:value-type="float" office:value="0.1571" calcext:value-type="float">
            <text:p>0.157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avg feat all </text:p>
          </table:table-cell>
          <table:table-cell table:number-columns-repeated="2" office:value-type="float" office:value="0.1857" calcext:value-type="float">
            <text:p>0.1857</text:p>
          </table:table-cell>
          <table:table-cell table:number-columns-repeated="2" office:value-type="float" office:value="0.2" calcext:value-type="float">
            <text:p>0.2000</text:p>
          </table:table-cell>
          <table:table-cell office:value-type="float" office:value="0.1857" calcext:value-type="float">
            <text:p>0.1857</text:p>
          </table:table-cell>
          <table:table-cell table:number-columns-repeated="4" office:value-type="float" office:value="0.2" calcext:value-type="float">
            <text:p>0.2000</text:p>
          </table:table-cell>
          <table:table-cell table:number-columns-repeated="3" office:value-type="float" office:value="0.2143" calcext:value-type="float">
            <text:p>0.2143</text:p>
          </table:table-cell>
          <table:table-cell table:number-columns-repeated="2" office:value-type="float" office:value="0.2" calcext:value-type="float">
            <text:p>0.2000</text:p>
          </table:table-cell>
          <table:table-cell table:number-columns-repeated="2" office:value-type="float" office:value="0.2143" calcext:value-type="float">
            <text:p>0.2143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avg feat spectral </text:p>
          </table:table-cell>
          <table:table-cell table:number-columns-repeated="2" office:value-type="float" office:value="0.1857" calcext:value-type="float">
            <text:p>0.1857</text:p>
          </table:table-cell>
          <table:table-cell table:number-columns-repeated="2" office:value-type="float" office:value="0.2" calcext:value-type="float">
            <text:p>0.2000</text:p>
          </table:table-cell>
          <table:table-cell office:value-type="float" office:value="0.1857" calcext:value-type="float">
            <text:p>0.1857</text:p>
          </table:table-cell>
          <table:table-cell table:number-columns-repeated="4" office:value-type="float" office:value="0.2" calcext:value-type="float">
            <text:p>0.2000</text:p>
          </table:table-cell>
          <table:table-cell table:number-columns-repeated="3" office:value-type="float" office:value="0.2143" calcext:value-type="float">
            <text:p>0.2143</text:p>
          </table:table-cell>
          <table:table-cell table:number-columns-repeated="2" office:value-type="float" office:value="0.2" calcext:value-type="float">
            <text:p>0.2000</text:p>
          </table:table-cell>
          <table:table-cell table:number-columns-repeated="2" office:value-type="float" office:value="0.2143" calcext:value-type="float">
            <text:p>0.2143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avg feat tonaless </text:p>
          </table:table-cell>
          <table:table-cell office:value-type="float" office:value="0.2571" calcext:value-type="float">
            <text:p>0.2571</text:p>
          </table:table-cell>
          <table:table-cell table:number-columns-repeated="7" office:value-type="float" office:value="0.3571" calcext:value-type="float">
            <text:p>0.3571</text:p>
          </table:table-cell>
          <table:table-cell office:value-type="float" office:value="0.3429" calcext:value-type="float">
            <text:p>0.3429</text:p>
          </table:table-cell>
          <table:table-cell table:number-columns-repeated="3" office:value-type="float" office:value="0.3571" calcext:value-type="float">
            <text:p>0.3571</text:p>
          </table:table-cell>
          <table:table-cell table:number-columns-repeated="4" office:value-type="float" office:value="0.3429" calcext:value-type="float">
            <text:p>0.3429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avg feat time </text:p>
          </table:table-cell>
          <table:table-cell table:number-columns-repeated="16" office:value-type="float" office:value="0.1429" calcext:value-type="float">
            <text:p>0.1429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Centroid </text:p>
          </table:table-cell>
          <table:table-cell table:number-columns-repeated="16" office:value-type="float" office:value="0.2857" calcext:value-type="float">
            <text:p>0.2857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CrestFactor </text:p>
          </table:table-cell>
          <table:table-cell table:number-columns-repeated="16" office:value-type="float" office:value="0.3" calcext:value-type="float">
            <text:p>0.3000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Decrease </text:p>
          </table:table-cell>
          <table:table-cell table:number-columns-repeated="8" office:value-type="float" office:value="0.3714" calcext:value-type="float">
            <text:p>0.3714</text:p>
          </table:table-cell>
          <table:table-cell table:number-columns-repeated="4" office:value-type="float" office:value="0.3143" calcext:value-type="float">
            <text:p>0.3143</text:p>
          </table:table-cell>
          <table:table-cell table:number-columns-repeated="4" office:value-type="float" office:value="0.2857" calcext:value-type="float">
            <text:p>0.2857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Flatness </text:p>
          </table:table-cell>
          <table:table-cell office:value-type="float" office:value="0.2143" calcext:value-type="float">
            <text:p>0.2143</text:p>
          </table:table-cell>
          <table:table-cell table:number-columns-repeated="15" office:value-type="float" office:value="0.6286" calcext:value-type="float">
            <text:p>0.6286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Flux </text:p>
          </table:table-cell>
          <table:table-cell table:number-columns-repeated="16" office:value-type="float" office:value="0.4714" calcext:value-type="float">
            <text:p>0.471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Rolloff </text:p>
          </table:table-cell>
          <table:table-cell table:number-columns-repeated="3" office:value-type="float" office:value="0.2857" calcext:value-type="float">
            <text:p>0.2857</text:p>
          </table:table-cell>
          <table:table-cell office:value-type="float" office:value="0.3" calcext:value-type="float">
            <text:p>0.3000</text:p>
          </table:table-cell>
          <table:table-cell table:number-columns-repeated="3" office:value-type="float" office:value="0.2857" calcext:value-type="float">
            <text:p>0.2857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714" calcext:value-type="float">
            <text:p>0.2714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Spread </text:p>
          </table:table-cell>
          <table:table-cell table:number-columns-repeated="16" office:value-type="float" office:value="0.3714" calcext:value-type="float">
            <text:p>0.371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TonalPowerRatio </text:p>
          </table:table-cell>
          <table:table-cell table:number-columns-repeated="5" office:value-type="float" office:value="0.3857" calcext:value-type="float">
            <text:p>0.3857</text:p>
          </table:table-cell>
          <table:table-cell office:value-type="string" calcext:value-type="string">
            <text:p>\</text:p>
          </table:table-cell>
          <table:table-cell table:number-columns-repeated="10" office:value-type="float" office:value="0.3857" calcext:value-type="float">
            <text:p>0.3857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TimeZeroCrossingRate </text:p>
          </table:table-cell>
          <table:table-cell table:number-columns-repeated="16" office:value-type="float" office:value="0.4571" calcext:value-type="float">
            <text:p>0.457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TimeAcfCoeff </text:p>
          </table:table-cell>
          <table:table-cell table:number-columns-repeated="16" office:value-type="float" office:value="0.3286" calcext:value-type="float">
            <text:p>0.3286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TimeMaxAcf </text:p>
          </table:table-cell>
          <table:table-cell table:number-columns-repeated="16" office:value-type="float" office:value="0.3571" calcext:value-type="float">
            <text:p>0.3571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1" table:number-rows-spanned="19">
            <text:p>STANDARDIZED</text:p>
          </table:table-cell>
          <table:table-cell table:style-name="ce36" office:value-type="string" calcext:value-type="string">
            <text:p>conc feat all STD</text:p>
          </table:table-cell>
          <table:table-cell table:style-name="ce42" office:value-type="float" office:value="0.0571" calcext:value-type="float">
            <text:p>0.0571</text:p>
          </table:table-cell>
          <table:table-cell table:number-columns-repeated="3" table:style-name="ce45" office:value-type="float" office:value="0.0857" calcext:value-type="float">
            <text:p>0.0857</text:p>
          </table:table-cell>
          <table:table-cell table:number-columns-repeated="4" table:style-name="ce45" office:value-type="float" office:value="0.1" calcext:value-type="float">
            <text:p>0.1000</text:p>
          </table:table-cell>
          <table:table-cell table:number-columns-repeated="7" table:style-name="ce45" office:value-type="float" office:value="0.0857" calcext:value-type="float">
            <text:p>0.0857</text:p>
          </table:table-cell>
          <table:table-cell table:style-name="ce48" office:value-type="float" office:value="0.0857" calcext:value-type="float">
            <text:p>0.0857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conc feat spectral STD</text:p>
          </table:table-cell>
          <table:table-cell table:number-columns-repeated="4" office:value-type="float" office:value="0.2" calcext:value-type="float">
            <text:p>0.2000</text:p>
          </table:table-cell>
          <table:table-cell table:number-columns-repeated="8" office:value-type="float" office:value="0.2143" calcext:value-type="float">
            <text:p>0.2143</text:p>
          </table:table-cell>
          <table:table-cell table:number-columns-repeated="4" office:value-type="float" office:value="0.2" calcext:value-type="float">
            <text:p>0.2000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conc feat tonaless STD</text:p>
          </table:table-cell>
          <table:table-cell office:value-type="float" office:value="0.2" calcext:value-type="float">
            <text:p>0.2000</text:p>
          </table:table-cell>
          <table:table-cell table:number-columns-repeated="15" office:value-type="float" office:value="0.3143" calcext:value-type="float">
            <text:p>0.3143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conc feat time STD</text:p>
          </table:table-cell>
          <table:table-cell table:number-columns-repeated="16" office:value-type="float" office:value="0.1429" calcext:value-type="float">
            <text:p>0.1429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conc avg feat all STD</text:p>
          </table:table-cell>
          <table:table-cell table:number-columns-repeated="16" office:value-type="float" office:value="0.0714" calcext:value-type="float">
            <text:p>0.0714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conc avg feat spectral STD</text:p>
          </table:table-cell>
          <table:table-cell table:number-columns-repeated="4" office:value-type="float" office:value="0.1571" calcext:value-type="float">
            <text:p>0.1571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.1857" calcext:value-type="float">
            <text:p>0.1857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2" calcext:value-type="float">
            <text:p>0.2000</text:p>
          </table:table-cell>
          <table:table-cell table:number-columns-repeated="4" office:value-type="float" office:value="0.1714" calcext:value-type="float">
            <text:p>0.1714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conc avg feat tonaless STD</text:p>
          </table:table-cell>
          <table:table-cell office:value-type="float" office:value="0.1714" calcext:value-type="float">
            <text:p>0.1714</text:p>
          </table:table-cell>
          <table:table-cell table:number-columns-repeated="7" office:value-type="float" office:value="0.2429" calcext:value-type="float">
            <text:p>0.2429</text:p>
          </table:table-cell>
          <table:table-cell office:value-type="float" office:value="0.2286" calcext:value-type="float">
            <text:p>0.2286</text:p>
          </table:table-cell>
          <table:table-cell table:number-columns-repeated="7" office:value-type="float" office:value="0.2429" calcext:value-type="float">
            <text:p>0.2429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conc avg feat time STD</text:p>
          </table:table-cell>
          <table:table-cell table:number-columns-repeated="16" office:value-type="float" office:value="0.1143" calcext:value-type="float">
            <text:p>0.1143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SpectralCentroid STD</text:p>
          </table:table-cell>
          <table:table-cell table:number-columns-repeated="16" office:value-type="float" office:value="0.2714" calcext:value-type="float">
            <text:p>0.2714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SpectralCrestFactor STD</text:p>
          </table:table-cell>
          <table:table-cell table:number-columns-repeated="16" office:value-type="float" office:value="0.3143" calcext:value-type="float">
            <text:p>0.3143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SpectralDecrease STD</text:p>
          </table:table-cell>
          <table:table-cell table:number-columns-repeated="4" office:value-type="float" office:value="0.4" calcext:value-type="float">
            <text:p>0.4000</text:p>
          </table:table-cell>
          <table:table-cell table:number-columns-repeated="4" office:value-type="float" office:value="0.3571" calcext:value-type="float">
            <text:p>0.3571</text:p>
          </table:table-cell>
          <table:table-cell table:number-columns-repeated="4" office:value-type="float" office:value="0.3143" calcext:value-type="float">
            <text:p>0.3143</text:p>
          </table:table-cell>
          <table:table-cell table:number-columns-repeated="4" office:value-type="float" office:value="0.2857" calcext:value-type="float">
            <text:p>0.2857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SpectralFlatness STD</text:p>
          </table:table-cell>
          <table:table-cell office:value-type="float" office:value="0.2286" calcext:value-type="float">
            <text:p>0.2286</text:p>
          </table:table-cell>
          <table:table-cell table:number-columns-repeated="15" office:value-type="float" office:value="0.6286" calcext:value-type="float">
            <text:p>0.6286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SpectralFlux STD</text:p>
          </table:table-cell>
          <table:table-cell table:number-columns-repeated="16" office:value-type="float" office:value="0.4714" calcext:value-type="float">
            <text:p>0.4714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SpectralRolloff STD</text:p>
          </table:table-cell>
          <table:table-cell table:number-columns-repeated="3" office:value-type="float" office:value="0.2857" calcext:value-type="float">
            <text:p>0.2857</text:p>
          </table:table-cell>
          <table:table-cell office:value-type="float" office:value="0.3" calcext:value-type="float">
            <text:p>0.3000</text:p>
          </table:table-cell>
          <table:table-cell table:number-columns-repeated="3" office:value-type="float" office:value="0.2857" calcext:value-type="float">
            <text:p>0.2857</text:p>
          </table:table-cell>
          <table:table-cell office:value-type="float" office:value="0.3" calcext:value-type="float">
            <text:p>0.3000</text:p>
          </table:table-cell>
          <table:table-cell table:number-columns-repeated="8" office:value-type="float" office:value="0.2857" calcext:value-type="float">
            <text:p>0.2857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SpectralSpread STD</text:p>
          </table:table-cell>
          <table:table-cell table:number-columns-repeated="16" office:value-type="float" office:value="0.3714" calcext:value-type="float">
            <text:p>0.3714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SpectralTonalPowerRatio STD</text:p>
          </table:table-cell>
          <table:table-cell table:number-columns-repeated="16" office:value-type="float" office:value="0.3857" calcext:value-type="float">
            <text:p>0.3857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TimeZeroCrossingRate STD</text:p>
          </table:table-cell>
          <table:table-cell table:number-columns-repeated="16" office:value-type="float" office:value="0.4429" calcext:value-type="float">
            <text:p>0.4429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TimeAcfCoeff STD</text:p>
          </table:table-cell>
          <table:table-cell table:number-columns-repeated="16" office:value-type="float" office:value="0.3286" calcext:value-type="float">
            <text:p>0.3286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TimeMaxAcf STD</text:p>
          </table:table-cell>
          <table:table-cell table:number-columns-repeated="16" office:value-type="float" office:value="0.3571" calcext:value-type="float">
            <text:p>0.3571</text:p>
          </table:table-cell>
          <table:table-cell/>
        </table:table-row>
        <table:table-row table:style-name="ro3">
          <table:table-cell table:style-name="Default" table:number-columns-repeated="2"/>
          <table:table-cell/>
          <table:table-cell table:style-name="ce18" table:number-columns-repeated="15"/>
          <table:table-cell/>
        </table:table-row>
        <table:table-row table:style-name="ro3">
          <table:table-cell table:style-name="Default"/>
          <table:table-cell table:style-name="ce15" office:value-type="string" calcext:value-type="string">
            <text:p>AVERAGE</text:p>
          </table:table-cell>
          <table:table-cell table:style-name="ce19" office:value-type="float" office:value="0.2759" calcext:value-type="float">
            <text:p>0.2759</text:p>
          </table:table-cell>
          <table:table-cell table:style-name="ce21" office:value-type="float" office:value="0.312" calcext:value-type="float">
            <text:p>0.3120</text:p>
          </table:table-cell>
          <table:table-cell table:style-name="ce21" office:value-type="float" office:value="0.3094" calcext:value-type="float">
            <text:p>0.3094</text:p>
          </table:table-cell>
          <table:table-cell table:style-name="ce21" office:value-type="float" office:value="0.3064" calcext:value-type="float">
            <text:p>0.3064</text:p>
          </table:table-cell>
          <table:table-cell table:style-name="ce21" office:value-type="float" office:value="0.3113" calcext:value-type="float">
            <text:p>0.3113</text:p>
          </table:table-cell>
          <table:table-cell table:style-name="ce21" office:value-type="float" office:value="0.3124" calcext:value-type="float">
            <text:p>0.3124</text:p>
          </table:table-cell>
          <table:table-cell table:style-name="ce21" office:value-type="float" office:value="0.3105" calcext:value-type="float">
            <text:p>0.3105</text:p>
          </table:table-cell>
          <table:table-cell table:style-name="ce21" office:value-type="float" office:value="0.3064" calcext:value-type="float">
            <text:p>0.3064</text:p>
          </table:table-cell>
          <table:table-cell table:style-name="ce21" office:value-type="float" office:value="0.312" calcext:value-type="float">
            <text:p>0.3120</text:p>
          </table:table-cell>
          <table:table-cell table:style-name="ce21" office:value-type="float" office:value="0.3124" calcext:value-type="float">
            <text:p>0.3124</text:p>
          </table:table-cell>
          <table:table-cell table:style-name="ce21" office:value-type="float" office:value="0.3102" calcext:value-type="float">
            <text:p>0.3102</text:p>
          </table:table-cell>
          <table:table-cell table:style-name="ce21" office:value-type="float" office:value="0.3071" calcext:value-type="float">
            <text:p>0.3071</text:p>
          </table:table-cell>
          <table:table-cell table:style-name="ce21" office:value-type="float" office:value="0.3128" calcext:value-type="float">
            <text:p>0.3128</text:p>
          </table:table-cell>
          <table:table-cell table:style-name="ce21" office:value-type="float" office:value="0.3132" calcext:value-type="float">
            <text:p>0.3132</text:p>
          </table:table-cell>
          <table:table-cell table:style-name="ce21" office:value-type="float" office:value="0.3105" calcext:value-type="float">
            <text:p>0.3105</text:p>
          </table:table-cell>
          <table:table-cell table:style-name="ce21" office:value-type="float" office:value="0.3075" calcext:value-type="float">
            <text:p>0.3075</text:p>
          </table:table-cell>
          <table:table-cell/>
        </table:table-row>
        <table:table-row table:style-name="ro3" table:number-rows-repeated="6">
          <table:table-cell table:style-name="Default" table:number-columns-repeated="18"/>
          <table:table-cell/>
        </table:table-row>
        <table:table-row table:style-name="ro3">
          <table:table-cell table:style-name="ce8" office:value-type="string" calcext:value-type="string" table:number-columns-spanned="2" table:number-rows-spanned="1">
            <text:p>LEGENDA</text:p>
          </table:table-cell>
          <table:covered-table-cell table:style-name="Default"/>
          <table:table-cell table:style-name="Default"/>
          <table:table-cell table:style-name="ce22" office:value-type="string" calcext:value-type="string">
            <text:p>TEST </text:p>
          </table:table-cell>
          <table:table-cell table:style-name="Default" table:number-columns-repeated="14"/>
          <table:table-cell/>
        </table:table-row>
        <table:table-row table:style-name="ro3">
          <table:table-cell table:style-name="ce9" office:value-type="float" office:value="0.3975" calcext:value-type="float">
            <text:p>0.3975</text:p>
          </table:table-cell>
          <table:table-cell table:style-name="Default" office:value-type="string" calcext:value-type="string">
            <text:p>equal to no filter</text:p>
          </table:table-cell>
          <table:table-cell table:style-name="Default"/>
          <table:table-cell table:style-name="Default" office:value-type="string" calcext:value-type="string">
            <text:p>YAT1/2/3,march</text:p>
          </table:table-cell>
          <table:table-cell table:style-name="Default" table:number-columns-repeated="14"/>
          <table:table-cell/>
        </table:table-row>
        <table:table-row table:style-name="ro3">
          <table:table-cell table:style-name="ce10" office:value-type="float" office:value="0.3453" calcext:value-type="float">
            <text:p>0.3453</text:p>
          </table:table-cell>
          <table:table-cell table:style-name="Default" office:value-type="string" calcext:value-type="string">
            <text:p>result is better than no filter</text:p>
          </table:table-cell>
          <table:table-cell table:style-name="Default"/>
          <table:table-cell table:style-name="Default" office:value-type="string" calcext:value-type="string">
            <text:p>H 2,6,10,14,18,22</text:p>
          </table:table-cell>
          <table:table-cell table:style-name="Default" table:number-columns-repeated="14"/>
          <table:table-cell/>
        </table:table-row>
        <table:table-row table:style-name="ro3">
          <table:table-cell table:style-name="ce11" office:value-type="float" office:value="0.48343" calcext:value-type="float">
            <text:p>0.48343</text:p>
          </table:table-cell>
          <table:table-cell table:style-name="Default" office:value-type="string" calcext:value-type="string">
            <text:p>result is worst than no filter</text:p>
          </table:table-cell>
          <table:table-cell table:style-name="Default"/>
          <table:table-cell table:style-name="Default" office:value-type="string" calcext:value-type="string">
            <text:p>70 files</text:p>
          </table:table-cell>
          <table:table-cell table:style-name="Default" office:value-type="string" calcext:value-type="string">
            <text:p>26,22,22</text:p>
          </table:table-cell>
          <table:table-cell table:style-name="Default" table:number-columns-repeated="13"/>
          <table:table-cell/>
        </table:table-row>
        <calcext:conditional-formats>
          <calcext:conditional-format calcext:target-range-address="'order by UPPER filter'.D4:'order by UPPER filter'.R41">
            <calcext:condition calcext:apply-style-name="Good" calcext:value="formula-is([$'order by UPPER filter'.D4]&lt;[$'order by UPPER filter'.$C4])" calcext:base-cell-address="'order by UPPER filter'.D4"/>
            <calcext:condition calcext:apply-style-name="Footnote" calcext:value="formula-is([$'order by UPPER filter'.D4]=[$'order by UPPER filter'.$C4])" calcext:base-cell-address="'order by UPPER filter'.D4"/>
            <calcext:condition calcext:apply-style-name="Warning" calcext:value="formula-is([$'order by UPPER filter'.D4]&gt;[$'order by UPPER filter'.$C4])" calcext:base-cell-address="'order by UPPER filter'.D4"/>
          </calcext:conditional-format>
          <calcext:conditional-format calcext:target-range-address="'order by UPPER filter'.C2:'order by UPPER filter'.R3">
            <calcext:condition calcext:apply-style-name="Untitled1" calcext:value="=0" calcext:base-cell-address="'order by UPPER filter'.C2"/>
            <calcext:condition calcext:apply-style-name="Untitled2" calcext:value="=5" calcext:base-cell-address="'order by UPPER filter'.C2"/>
            <calcext:condition calcext:apply-style-name="Untitled3" calcext:value="=10" calcext:base-cell-address="'order by UPPER filter'.C2"/>
            <calcext:condition calcext:apply-style-name="Untitled4" calcext:value="=15" calcext:base-cell-address="'order by UPPER filter'.C2"/>
          </calcext:conditional-format>
        </calcext:conditional-formats>
        <calcext:sparkline-groups>
          <calcext:sparkline-group calcext:id="{8FE2491F-37E4-4000-9773-5B1E6A206D75}" calcext:type="line" calcext:line-width="0.75pt" calcext:display-empty-cells-as="zero" calcext:display-hidden="true" calcext:min-axis-type="custom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/>
          </calcext:sparkline-group>
          <calcext:sparkline-group calcext:id="{FB50937D-4ABA-4B16-8B26-987EB4BBA404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'order by UPPER filter'.S4" calcext:data-range="'order by UPPER filter'.C4:'order by UPPER filter'.R4"/>
              <calcext:sparkline calcext:cell-address="'order by UPPER filter'.S5" calcext:data-range="'order by UPPER filter'.C5:'order by UPPER filter'.R5"/>
              <calcext:sparkline calcext:cell-address="'order by UPPER filter'.S6" calcext:data-range="'order by UPPER filter'.C6:'order by UPPER filter'.R6"/>
              <calcext:sparkline calcext:cell-address="'order by UPPER filter'.S7" calcext:data-range="'order by UPPER filter'.C7:'order by UPPER filter'.R7"/>
              <calcext:sparkline calcext:cell-address="'order by UPPER filter'.S8" calcext:data-range="'order by UPPER filter'.C8:'order by UPPER filter'.R8"/>
              <calcext:sparkline calcext:cell-address="'order by UPPER filter'.S9" calcext:data-range="'order by UPPER filter'.C9:'order by UPPER filter'.R9"/>
              <calcext:sparkline calcext:cell-address="'order by UPPER filter'.S10" calcext:data-range="'order by UPPER filter'.C10:'order by UPPER filter'.R10"/>
              <calcext:sparkline calcext:cell-address="'order by UPPER filter'.S11" calcext:data-range="'order by UPPER filter'.C11:'order by UPPER filter'.R11"/>
              <calcext:sparkline calcext:cell-address="'order by UPPER filter'.S12" calcext:data-range="'order by UPPER filter'.C12:'order by UPPER filter'.R12"/>
              <calcext:sparkline calcext:cell-address="'order by UPPER filter'.S13" calcext:data-range="'order by UPPER filter'.C13:'order by UPPER filter'.R13"/>
              <calcext:sparkline calcext:cell-address="'order by UPPER filter'.S14" calcext:data-range="'order by UPPER filter'.C14:'order by UPPER filter'.R14"/>
              <calcext:sparkline calcext:cell-address="'order by UPPER filter'.S15" calcext:data-range="'order by UPPER filter'.C15:'order by UPPER filter'.R15"/>
              <calcext:sparkline calcext:cell-address="'order by UPPER filter'.S16" calcext:data-range="'order by UPPER filter'.C16:'order by UPPER filter'.R16"/>
              <calcext:sparkline calcext:cell-address="'order by UPPER filter'.S17" calcext:data-range="'order by UPPER filter'.C17:'order by UPPER filter'.R17"/>
              <calcext:sparkline calcext:cell-address="'order by UPPER filter'.S18" calcext:data-range="'order by UPPER filter'.C18:'order by UPPER filter'.R18"/>
              <calcext:sparkline calcext:cell-address="'order by UPPER filter'.S19" calcext:data-range="'order by UPPER filter'.C19:'order by UPPER filter'.R19"/>
              <calcext:sparkline calcext:cell-address="'order by UPPER filter'.S20" calcext:data-range="'order by UPPER filter'.C20:'order by UPPER filter'.R20"/>
              <calcext:sparkline calcext:cell-address="'order by UPPER filter'.S21" calcext:data-range="'order by UPPER filter'.C21:'order by UPPER filter'.R21"/>
              <calcext:sparkline calcext:cell-address="'order by UPPER filter'.S22" calcext:data-range="'order by UPPER filter'.C22:'order by UPPER filter'.R22"/>
              <calcext:sparkline calcext:cell-address="'order by UPPER filter'.S23" calcext:data-range="'order by UPPER filter'.C23:'order by UPPER filter'.R23"/>
              <calcext:sparkline calcext:cell-address="'order by UPPER filter'.S24" calcext:data-range="'order by UPPER filter'.C24:'order by UPPER filter'.R24"/>
              <calcext:sparkline calcext:cell-address="'order by UPPER filter'.S25" calcext:data-range="'order by UPPER filter'.C25:'order by UPPER filter'.R25"/>
              <calcext:sparkline calcext:cell-address="'order by UPPER filter'.S26" calcext:data-range="'order by UPPER filter'.C26:'order by UPPER filter'.R26"/>
              <calcext:sparkline calcext:cell-address="'order by UPPER filter'.S27" calcext:data-range="'order by UPPER filter'.C27:'order by UPPER filter'.R27"/>
              <calcext:sparkline calcext:cell-address="'order by UPPER filter'.S28" calcext:data-range="'order by UPPER filter'.C28:'order by UPPER filter'.R28"/>
              <calcext:sparkline calcext:cell-address="'order by UPPER filter'.S29" calcext:data-range="'order by UPPER filter'.C29:'order by UPPER filter'.R29"/>
              <calcext:sparkline calcext:cell-address="'order by UPPER filter'.S30" calcext:data-range="'order by UPPER filter'.C30:'order by UPPER filter'.R30"/>
              <calcext:sparkline calcext:cell-address="'order by UPPER filter'.S31" calcext:data-range="'order by UPPER filter'.C31:'order by UPPER filter'.R31"/>
              <calcext:sparkline calcext:cell-address="'order by UPPER filter'.S32" calcext:data-range="'order by UPPER filter'.C32:'order by UPPER filter'.R32"/>
              <calcext:sparkline calcext:cell-address="'order by UPPER filter'.S33" calcext:data-range="'order by UPPER filter'.C33:'order by UPPER filter'.R33"/>
              <calcext:sparkline calcext:cell-address="'order by UPPER filter'.S34" calcext:data-range="'order by UPPER filter'.C34:'order by UPPER filter'.R34"/>
              <calcext:sparkline calcext:cell-address="'order by UPPER filter'.S35" calcext:data-range="'order by UPPER filter'.C35:'order by UPPER filter'.R35"/>
              <calcext:sparkline calcext:cell-address="'order by UPPER filter'.S36" calcext:data-range="'order by UPPER filter'.C36:'order by UPPER filter'.R36"/>
              <calcext:sparkline calcext:cell-address="'order by UPPER filter'.S37" calcext:data-range="'order by UPPER filter'.C37:'order by UPPER filter'.R37"/>
              <calcext:sparkline calcext:cell-address="'order by UPPER filter'.S38" calcext:data-range="'order by UPPER filter'.C38:'order by UPPER filter'.R38"/>
              <calcext:sparkline calcext:cell-address="'order by UPPER filter'.S39" calcext:data-range="'order by UPPER filter'.C39:'order by UPPER filter'.R39"/>
              <calcext:sparkline calcext:cell-address="'order by UPPER filter'.S40" calcext:data-range="'order by UPPER filter'.C40:'order by UPPER filter'.R40"/>
              <calcext:sparkline calcext:cell-address="'order by UPPER filter'.S41" calcext:data-range="'order by UPPER filter'.C41:'order by UPPER filter'.R41"/>
            </calcext:sparklines>
          </calcext:sparkline-group>
        </calcext:sparkline-groups>
      </table:table>
      <table:table table:name="order by LOWER filter" table:style-name="ta1">
        <table:table-column table:style-name="co1" table:default-cell-style-name="ce5"/>
        <table:table-column table:style-name="co2" table:default-cell-style-name="ce13"/>
        <table:table-column table:style-name="co3" table:default-cell-style-name="ce18"/>
        <table:table-column table:style-name="co3" table:default-cell-style-name="ce20"/>
        <table:table-column table:style-name="co4" table:number-columns-repeated="2" table:default-cell-style-name="ce20"/>
        <table:table-column table:style-name="co3" table:number-columns-repeated="2" table:default-cell-style-name="ce20"/>
        <table:table-column table:style-name="co4" table:number-columns-repeated="4" table:default-cell-style-name="ce20"/>
        <table:table-column table:style-name="co5" table:number-columns-repeated="2" table:default-cell-style-name="ce20"/>
        <table:table-column table:style-name="co4" table:number-columns-repeated="2" table:default-cell-style-name="ce20"/>
        <table:table-column table:style-name="co5" table:number-columns-repeated="2" table:default-cell-style-name="ce20"/>
        <table:table-column table:style-name="co6" table:default-cell-style-name="Default"/>
        <table:table-row table:style-name="ro3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SULT TYPE</text:p>
          </table:table-cell>
          <table:table-cell table:style-name="ce16" office:value-type="string" calcext:value-type="string">
            <text:p>U(0),L(0)</text:p>
          </table:table-cell>
          <table:table-cell table:style-name="ce16" office:value-type="string" calcext:value-type="string">
            <text:p>U(5),L(0)</text:p>
          </table:table-cell>
          <table:table-cell table:style-name="ce16" office:value-type="string" calcext:value-type="string">
            <text:p>U(10),L(0)</text:p>
          </table:table-cell>
          <table:table-cell table:style-name="ce16" office:value-type="string" calcext:value-type="string">
            <text:p>U(15),L(0)</text:p>
          </table:table-cell>
          <table:table-cell table:style-name="ce16" office:value-type="string" calcext:value-type="string">
            <text:p>U(0),L(5)</text:p>
          </table:table-cell>
          <table:table-cell table:style-name="ce16" office:value-type="string" calcext:value-type="string">
            <text:p>U(5),L(5)</text:p>
          </table:table-cell>
          <table:table-cell table:style-name="ce16" office:value-type="string" calcext:value-type="string">
            <text:p>U(10),L(5)</text:p>
          </table:table-cell>
          <table:table-cell table:style-name="ce16" office:value-type="string" calcext:value-type="string">
            <text:p>U(15),L(5)</text:p>
          </table:table-cell>
          <table:table-cell table:style-name="ce16" office:value-type="string" calcext:value-type="string">
            <text:p>U(0),L(10)</text:p>
          </table:table-cell>
          <table:table-cell table:style-name="ce16" office:value-type="string" calcext:value-type="string">
            <text:p>U(5),L(10)</text:p>
          </table:table-cell>
          <table:table-cell table:style-name="ce16" office:value-type="string" calcext:value-type="string">
            <text:p>U(10),L(10)</text:p>
          </table:table-cell>
          <table:table-cell table:style-name="ce16" office:value-type="string" calcext:value-type="string">
            <text:p>U(15),L(10)</text:p>
          </table:table-cell>
          <table:table-cell table:style-name="ce16" office:value-type="string" calcext:value-type="string">
            <text:p>U(0),L(15)</text:p>
          </table:table-cell>
          <table:table-cell table:style-name="ce16" office:value-type="string" calcext:value-type="string">
            <text:p>U(5),L(15)</text:p>
          </table:table-cell>
          <table:table-cell table:style-name="ce16" office:value-type="string" calcext:value-type="string">
            <text:p>U(10),L(15)</text:p>
          </table:table-cell>
          <table:table-cell table:style-name="ce16" office:value-type="string" calcext:value-type="string">
            <text:p>U(15),L(15)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FILTERS</text:p>
          </table:table-cell>
          <table:table-cell table:style-name="ce12" office:value-type="string" calcext:value-type="string">
            <text:p>UPPER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/>
        </table:table-row>
        <table:table-row table:style-name="ro2">
          <table:covered-table-cell table:style-name="ce3"/>
          <table:table-cell table:style-name="ce12" office:value-type="string" calcext:value-type="string">
            <text:p>LOWER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4" table:style-name="ce17" office:value-type="float" office:value="5" calcext:value-type="float">
            <text:p>5</text:p>
          </table:table-cell>
          <table:table-cell table:number-columns-repeated="4" table:style-name="ce17" office:value-type="float" office:value="10" calcext:value-type="float">
            <text:p>10</text:p>
          </table:table-cell>
          <table:table-cell table:number-columns-repeated="4" table:style-name="ce17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1" table:number-rows-spanned="19">
            <text:p>NORMAL</text:p>
          </table:table-cell>
          <table:table-cell office:value-type="string" calcext:value-type="string">
            <text:p>conc feat all </text:p>
          </table:table-cell>
          <table:table-cell table:number-columns-repeated="16" office:value-type="float" office:value="0.2714" calcext:value-type="float">
            <text:p>0.271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feat spectral </text:p>
          </table:table-cell>
          <table:table-cell table:number-columns-repeated="16" office:value-type="float" office:value="0.2714" calcext:value-type="float">
            <text:p>0.271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feat tonaless </text:p>
          </table:table-cell>
          <table:table-cell office:value-type="float" office:value="0.2143" calcext:value-type="float">
            <text:p>0.2143</text:p>
          </table:table-cell>
          <table:table-cell table:number-columns-repeated="15" office:value-type="float" office:value="0.4286" calcext:value-type="float">
            <text:p>0.4286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feat time </text:p>
          </table:table-cell>
          <table:table-cell table:number-columns-repeated="16" office:value-type="float" office:value="0.1571" calcext:value-type="float">
            <text:p>0.157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avg feat all </text:p>
          </table:table-cell>
          <table:table-cell table:number-columns-repeated="2" office:value-type="float" office:value="0.1857" calcext:value-type="float">
            <text:p>0.1857</text:p>
          </table:table-cell>
          <table:table-cell table:number-columns-repeated="2" office:value-type="float" office:value="0.2" calcext:value-type="float">
            <text:p>0.2000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2" calcext:value-type="float">
            <text:p>0.200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2" calcext:value-type="float">
            <text:p>0.2000</text:p>
          </table:table-cell>
          <table:table-cell table:number-columns-repeated="2" office:value-type="float" office:value="0.2143" calcext:value-type="float">
            <text:p>0.2143</text:p>
          </table:table-cell>
          <table:table-cell table:number-columns-repeated="2" office:value-type="float" office:value="0.2" calcext:value-type="float">
            <text:p>0.2000</text:p>
          </table:table-cell>
          <table:table-cell table:number-columns-repeated="2" office:value-type="float" office:value="0.2143" calcext:value-type="float">
            <text:p>0.2143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avg feat spectral </text:p>
          </table:table-cell>
          <table:table-cell table:number-columns-repeated="2" office:value-type="float" office:value="0.1857" calcext:value-type="float">
            <text:p>0.1857</text:p>
          </table:table-cell>
          <table:table-cell table:number-columns-repeated="2" office:value-type="float" office:value="0.2" calcext:value-type="float">
            <text:p>0.2000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2" calcext:value-type="float">
            <text:p>0.200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2" calcext:value-type="float">
            <text:p>0.2000</text:p>
          </table:table-cell>
          <table:table-cell table:number-columns-repeated="2" office:value-type="float" office:value="0.2143" calcext:value-type="float">
            <text:p>0.2143</text:p>
          </table:table-cell>
          <table:table-cell table:number-columns-repeated="2" office:value-type="float" office:value="0.2" calcext:value-type="float">
            <text:p>0.2000</text:p>
          </table:table-cell>
          <table:table-cell table:number-columns-repeated="2" office:value-type="float" office:value="0.2143" calcext:value-type="float">
            <text:p>0.2143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avg feat tonaless 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0.3429" calcext:value-type="float">
            <text:p>0.3429</text:p>
          </table:table-cell>
          <table:table-cell table:number-columns-repeated="3" office:value-type="float" office:value="0.3571" calcext:value-type="float">
            <text:p>0.3571</text:p>
          </table:table-cell>
          <table:table-cell office:value-type="float" office:value="0.3429" calcext:value-type="float">
            <text:p>0.3429</text:p>
          </table:table-cell>
          <table:table-cell table:number-columns-repeated="3" office:value-type="float" office:value="0.3571" calcext:value-type="float">
            <text:p>0.3571</text:p>
          </table:table-cell>
          <table:table-cell office:value-type="float" office:value="0.3429" calcext:value-type="float">
            <text:p>0.3429</text:p>
          </table:table-cell>
          <table:table-cell table:number-columns-repeated="3" office:value-type="float" office:value="0.3571" calcext:value-type="float">
            <text:p>0.3571</text:p>
          </table:table-cell>
          <table:table-cell office:value-type="float" office:value="0.3429" calcext:value-type="float">
            <text:p>0.3429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avg feat time </text:p>
          </table:table-cell>
          <table:table-cell table:number-columns-repeated="16" office:value-type="float" office:value="0.1429" calcext:value-type="float">
            <text:p>0.1429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Centroid </text:p>
          </table:table-cell>
          <table:table-cell table:number-columns-repeated="16" office:value-type="float" office:value="0.2857" calcext:value-type="float">
            <text:p>0.2857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CrestFactor </text:p>
          </table:table-cell>
          <table:table-cell table:number-columns-repeated="16" office:value-type="float" office:value="0.3" calcext:value-type="float">
            <text:p>0.3000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Decrease </text:p>
          </table:table-cell>
          <table:table-cell table:number-columns-repeated="2" office:value-type="float" office:value="0.3714" calcext:value-type="float">
            <text:p>0.3714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3714" calcext:value-type="float">
            <text:p>0.3714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3714" calcext:value-type="float">
            <text:p>0.3714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3714" calcext:value-type="float">
            <text:p>0.3714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Flatness </text:p>
          </table:table-cell>
          <table:table-cell office:value-type="float" office:value="0.2143" calcext:value-type="float">
            <text:p>0.2143</text:p>
          </table:table-cell>
          <table:table-cell table:number-columns-repeated="15" office:value-type="float" office:value="0.6286" calcext:value-type="float">
            <text:p>0.6286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Flux </text:p>
          </table:table-cell>
          <table:table-cell table:number-columns-repeated="16" office:value-type="float" office:value="0.4714" calcext:value-type="float">
            <text:p>0.471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Rolloff </text:p>
          </table:table-cell>
          <table:table-cell table:number-columns-repeated="3" office:value-type="float" office:value="0.2857" calcext:value-type="float">
            <text:p>0.2857</text:p>
          </table:table-cell>
          <table:table-cell office:value-type="float" office:value="0.2714" calcext:value-type="float">
            <text:p>0.2714</text:p>
          </table:table-cell>
          <table:table-cell table:number-columns-repeated="3" office:value-type="float" office:value="0.2857" calcext:value-type="float">
            <text:p>0.2857</text:p>
          </table:table-cell>
          <table:table-cell office:value-type="float" office:value="0.2714" calcext:value-type="float">
            <text:p>0.2714</text:p>
          </table:table-cell>
          <table:table-cell table:number-columns-repeated="2" office:value-type="float" office:value="0.2857" calcext:value-type="float">
            <text:p>0.2857</text:p>
          </table:table-cell>
          <table:table-cell table:number-columns-repeated="2" office:value-type="float" office:value="0.2714" calcext:value-type="float">
            <text:p>0.2714</text:p>
          </table:table-cell>
          <table:table-cell table:number-columns-repeated="2" office:value-type="float" office:value="0.3" calcext:value-type="float">
            <text:p>0.3000</text:p>
          </table:table-cell>
          <table:table-cell table:number-columns-repeated="2" office:value-type="float" office:value="0.2857" calcext:value-type="float">
            <text:p>0.2857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Spread </text:p>
          </table:table-cell>
          <table:table-cell table:number-columns-repeated="16" office:value-type="float" office:value="0.3714" calcext:value-type="float">
            <text:p>0.371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TonalPowerRatio </text:p>
          </table:table-cell>
          <table:table-cell table:number-columns-repeated="5" office:value-type="float" office:value="0.3857" calcext:value-type="float">
            <text:p>0.3857</text:p>
          </table:table-cell>
          <table:table-cell office:value-type="string" calcext:value-type="string">
            <text:p>\</text:p>
          </table:table-cell>
          <table:table-cell table:number-columns-repeated="10" office:value-type="float" office:value="0.3857" calcext:value-type="float">
            <text:p>0.3857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TimeZeroCrossingRate </text:p>
          </table:table-cell>
          <table:table-cell table:number-columns-repeated="16" office:value-type="float" office:value="0.4571" calcext:value-type="float">
            <text:p>0.457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TimeAcfCoeff </text:p>
          </table:table-cell>
          <table:table-cell table:number-columns-repeated="16" office:value-type="float" office:value="0.3286" calcext:value-type="float">
            <text:p>0.3286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TimeMaxAcf </text:p>
          </table:table-cell>
          <table:table-cell table:number-columns-repeated="16" office:value-type="float" office:value="0.3571" calcext:value-type="float">
            <text:p>0.3571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1" table:number-rows-spanned="19">
            <text:p>STANDARDIZED</text:p>
          </table:table-cell>
          <table:table-cell table:style-name="ce36" office:value-type="string" calcext:value-type="string">
            <text:p>conc feat all STD</text:p>
          </table:table-cell>
          <table:table-cell table:style-name="ce42" office:value-type="float" office:value="0.0571" calcext:value-type="float">
            <text:p>0.0571</text:p>
          </table:table-cell>
          <table:table-cell table:style-name="ce51" office:value-type="float" office:value="0.1" calcext:value-type="float">
            <text:p>0.1000</text:p>
          </table:table-cell>
          <table:table-cell table:number-columns-repeated="3" table:style-name="ce51" office:value-type="float" office:value="0.0857" calcext:value-type="float">
            <text:p>0.0857</text:p>
          </table:table-cell>
          <table:table-cell table:style-name="ce51" office:value-type="float" office:value="0.1" calcext:value-type="float">
            <text:p>0.1000</text:p>
          </table:table-cell>
          <table:table-cell table:number-columns-repeated="3" table:style-name="ce51" office:value-type="float" office:value="0.0857" calcext:value-type="float">
            <text:p>0.0857</text:p>
          </table:table-cell>
          <table:table-cell table:style-name="ce51" office:value-type="float" office:value="0.1" calcext:value-type="float">
            <text:p>0.1000</text:p>
          </table:table-cell>
          <table:table-cell table:number-columns-repeated="3" table:style-name="ce51" office:value-type="float" office:value="0.0857" calcext:value-type="float">
            <text:p>0.0857</text:p>
          </table:table-cell>
          <table:table-cell table:style-name="ce51" office:value-type="float" office:value="0.1" calcext:value-type="float">
            <text:p>0.1000</text:p>
          </table:table-cell>
          <table:table-cell table:style-name="ce51" office:value-type="float" office:value="0.0857" calcext:value-type="float">
            <text:p>0.0857</text:p>
          </table:table-cell>
          <table:table-cell table:style-name="ce52" office:value-type="float" office:value="0.0857" calcext:value-type="float">
            <text:p>0.0857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conc feat spectral STD</text:p>
          </table:table-cell>
          <table:table-cell office:value-type="float" office:value="0.2" calcext:value-type="float">
            <text:p>0.2000</text:p>
          </table:table-cell>
          <table:table-cell table:number-columns-repeated="2" office:value-type="float" office:value="0.2143" calcext:value-type="float">
            <text:p>0.2143</text:p>
          </table:table-cell>
          <table:table-cell table:number-columns-repeated="2" office:value-type="float" office:value="0.2" calcext:value-type="float">
            <text:p>0.2000</text:p>
          </table:table-cell>
          <table:table-cell table:number-columns-repeated="2" office:value-type="float" office:value="0.2143" calcext:value-type="float">
            <text:p>0.2143</text:p>
          </table:table-cell>
          <table:table-cell table:number-columns-repeated="2" office:value-type="float" office:value="0.2" calcext:value-type="float">
            <text:p>0.2000</text:p>
          </table:table-cell>
          <table:table-cell table:number-columns-repeated="2" office:value-type="float" office:value="0.2143" calcext:value-type="float">
            <text:p>0.2143</text:p>
          </table:table-cell>
          <table:table-cell table:number-columns-repeated="2" office:value-type="float" office:value="0.2" calcext:value-type="float">
            <text:p>0.2000</text:p>
          </table:table-cell>
          <table:table-cell table:number-columns-repeated="2" office:value-type="float" office:value="0.2143" calcext:value-type="float">
            <text:p>0.2143</text:p>
          </table:table-cell>
          <table:table-cell office:value-type="float" office:value="0.2" calcext:value-type="float">
            <text:p>0.2000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conc feat tonaless STD</text:p>
          </table:table-cell>
          <table:table-cell office:value-type="float" office:value="0.2" calcext:value-type="float">
            <text:p>0.2000</text:p>
          </table:table-cell>
          <table:table-cell table:number-columns-repeated="15" office:value-type="float" office:value="0.3143" calcext:value-type="float">
            <text:p>0.3143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conc feat time STD</text:p>
          </table:table-cell>
          <table:table-cell table:number-columns-repeated="16" office:value-type="float" office:value="0.1429" calcext:value-type="float">
            <text:p>0.1429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conc avg feat all STD</text:p>
          </table:table-cell>
          <table:table-cell table:number-columns-repeated="16" office:value-type="float" office:value="0.0714" calcext:value-type="float">
            <text:p>0.0714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conc avg feat spectral STD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2" calcext:value-type="float">
            <text:p>0.200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2" calcext:value-type="float">
            <text:p>0.2000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2" calcext:value-type="float">
            <text:p>0.2000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2" calcext:value-type="float">
            <text:p>0.2000</text:p>
          </table:table-cell>
          <table:table-cell office:value-type="float" office:value="0.1714" calcext:value-type="float">
            <text:p>0.1714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conc avg feat tonaless STD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2286" calcext:value-type="float">
            <text:p>0.2286</text:p>
          </table:table-cell>
          <table:table-cell table:number-columns-repeated="13" office:value-type="float" office:value="0.2429" calcext:value-type="float">
            <text:p>0.2429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conc avg feat time STD</text:p>
          </table:table-cell>
          <table:table-cell table:number-columns-repeated="16" office:value-type="float" office:value="0.1143" calcext:value-type="float">
            <text:p>0.1143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SpectralCentroid STD</text:p>
          </table:table-cell>
          <table:table-cell table:number-columns-repeated="16" office:value-type="float" office:value="0.2714" calcext:value-type="float">
            <text:p>0.2714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SpectralCrestFactor STD</text:p>
          </table:table-cell>
          <table:table-cell table:number-columns-repeated="16" office:value-type="float" office:value="0.3143" calcext:value-type="float">
            <text:p>0.3143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SpectralDecrease STD</text:p>
          </table:table-cell>
          <table:table-cell office:value-type="float" office:value="0.4" calcext:value-type="float">
            <text:p>0.4000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000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000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000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SpectralFlatness STD</text:p>
          </table:table-cell>
          <table:table-cell office:value-type="float" office:value="0.2286" calcext:value-type="float">
            <text:p>0.2286</text:p>
          </table:table-cell>
          <table:table-cell table:number-columns-repeated="15" office:value-type="float" office:value="0.6286" calcext:value-type="float">
            <text:p>0.6286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SpectralFlux STD</text:p>
          </table:table-cell>
          <table:table-cell table:number-columns-repeated="16" office:value-type="float" office:value="0.4714" calcext:value-type="float">
            <text:p>0.4714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SpectralRolloff STD</text:p>
          </table:table-cell>
          <table:table-cell table:number-columns-repeated="12" office:value-type="float" office:value="0.2857" calcext:value-type="float">
            <text:p>0.2857</text:p>
          </table:table-cell>
          <table:table-cell table:number-columns-repeated="2" office:value-type="float" office:value="0.3" calcext:value-type="float">
            <text:p>0.3000</text:p>
          </table:table-cell>
          <table:table-cell table:number-columns-repeated="2" office:value-type="float" office:value="0.2857" calcext:value-type="float">
            <text:p>0.2857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SpectralSpread STD</text:p>
          </table:table-cell>
          <table:table-cell table:number-columns-repeated="16" office:value-type="float" office:value="0.3714" calcext:value-type="float">
            <text:p>0.3714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SpectralTonalPowerRatio STD</text:p>
          </table:table-cell>
          <table:table-cell table:number-columns-repeated="16" office:value-type="float" office:value="0.3857" calcext:value-type="float">
            <text:p>0.3857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TimeZeroCrossingRate STD</text:p>
          </table:table-cell>
          <table:table-cell table:number-columns-repeated="16" office:value-type="float" office:value="0.4429" calcext:value-type="float">
            <text:p>0.4429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TimeAcfCoeff STD</text:p>
          </table:table-cell>
          <table:table-cell table:number-columns-repeated="16" office:value-type="float" office:value="0.3286" calcext:value-type="float">
            <text:p>0.3286</text:p>
          </table:table-cell>
          <table:table-cell/>
        </table:table-row>
        <table:table-row table:style-name="ro3">
          <table:covered-table-cell table:style-name="ce7"/>
          <table:table-cell table:style-name="ce14" office:value-type="string" calcext:value-type="string">
            <text:p>feat TimeMaxAcf STD</text:p>
          </table:table-cell>
          <table:table-cell table:number-columns-repeated="16" office:value-type="float" office:value="0.3571" calcext:value-type="float">
            <text:p>0.3571</text:p>
          </table:table-cell>
          <table:table-cell/>
        </table:table-row>
        <table:table-row table:style-name="ro3">
          <table:table-cell table:style-name="Default" table:number-columns-repeated="2"/>
          <table:table-cell/>
          <table:table-cell table:style-name="ce18" table:number-columns-repeated="15"/>
          <table:table-cell/>
        </table:table-row>
        <table:table-row table:style-name="ro3">
          <table:table-cell table:style-name="Default"/>
          <table:table-cell table:style-name="ce15" office:value-type="string" calcext:value-type="string">
            <text:p>AVERAGE</text:p>
          </table:table-cell>
          <table:table-cell table:style-name="ce19" office:value-type="float" office:value="0.2759" calcext:value-type="float">
            <text:p>0.2759</text:p>
          </table:table-cell>
          <table:table-cell table:style-name="ce21" office:value-type="float" office:value="0.312" calcext:value-type="float">
            <text:p>0.3120</text:p>
          </table:table-cell>
          <table:table-cell table:style-name="ce21" office:value-type="float" office:value="0.3094" calcext:value-type="float">
            <text:p>0.3094</text:p>
          </table:table-cell>
          <table:table-cell table:style-name="ce21" office:value-type="float" office:value="0.3064" calcext:value-type="float">
            <text:p>0.3064</text:p>
          </table:table-cell>
          <table:table-cell table:style-name="ce21" office:value-type="float" office:value="0.3113" calcext:value-type="float">
            <text:p>0.3113</text:p>
          </table:table-cell>
          <table:table-cell table:style-name="ce21" office:value-type="float" office:value="0.3124" calcext:value-type="float">
            <text:p>0.3124</text:p>
          </table:table-cell>
          <table:table-cell table:style-name="ce21" office:value-type="float" office:value="0.3105" calcext:value-type="float">
            <text:p>0.3105</text:p>
          </table:table-cell>
          <table:table-cell table:style-name="ce21" office:value-type="float" office:value="0.3064" calcext:value-type="float">
            <text:p>0.3064</text:p>
          </table:table-cell>
          <table:table-cell table:style-name="ce21" office:value-type="float" office:value="0.312" calcext:value-type="float">
            <text:p>0.3120</text:p>
          </table:table-cell>
          <table:table-cell table:style-name="ce21" office:value-type="float" office:value="0.3124" calcext:value-type="float">
            <text:p>0.3124</text:p>
          </table:table-cell>
          <table:table-cell table:style-name="ce21" office:value-type="float" office:value="0.3102" calcext:value-type="float">
            <text:p>0.3102</text:p>
          </table:table-cell>
          <table:table-cell table:style-name="ce21" office:value-type="float" office:value="0.3071" calcext:value-type="float">
            <text:p>0.3071</text:p>
          </table:table-cell>
          <table:table-cell table:style-name="ce21" office:value-type="float" office:value="0.3128" calcext:value-type="float">
            <text:p>0.3128</text:p>
          </table:table-cell>
          <table:table-cell table:style-name="ce21" office:value-type="float" office:value="0.3132" calcext:value-type="float">
            <text:p>0.3132</text:p>
          </table:table-cell>
          <table:table-cell table:style-name="ce21" office:value-type="float" office:value="0.3105" calcext:value-type="float">
            <text:p>0.3105</text:p>
          </table:table-cell>
          <table:table-cell table:style-name="ce21" office:value-type="float" office:value="0.3075" calcext:value-type="float">
            <text:p>0.3075</text:p>
          </table:table-cell>
          <table:table-cell/>
        </table:table-row>
        <table:table-row table:style-name="ro3" table:number-rows-repeated="6">
          <table:table-cell table:style-name="Default" table:number-columns-repeated="18"/>
          <table:table-cell/>
        </table:table-row>
        <table:table-row table:style-name="ro3">
          <table:table-cell table:style-name="ce8" office:value-type="string" calcext:value-type="string" table:number-columns-spanned="2" table:number-rows-spanned="1">
            <text:p>LEGENDA</text:p>
          </table:table-cell>
          <table:covered-table-cell table:style-name="Default"/>
          <table:table-cell table:style-name="Default"/>
          <table:table-cell table:style-name="ce22" office:value-type="string" calcext:value-type="string">
            <text:p>TEST </text:p>
          </table:table-cell>
          <table:table-cell table:style-name="Default" table:number-columns-repeated="14"/>
          <table:table-cell/>
        </table:table-row>
        <table:table-row table:style-name="ro3">
          <table:table-cell table:style-name="ce9" office:value-type="float" office:value="0.3975" calcext:value-type="float">
            <text:p>0.3975</text:p>
          </table:table-cell>
          <table:table-cell table:style-name="Default" office:value-type="string" calcext:value-type="string">
            <text:p>equal to no filter</text:p>
          </table:table-cell>
          <table:table-cell table:style-name="Default"/>
          <table:table-cell table:style-name="Default" office:value-type="string" calcext:value-type="string">
            <text:p>YAT1/2/3,march</text:p>
          </table:table-cell>
          <table:table-cell table:style-name="Default" table:number-columns-repeated="14"/>
          <table:table-cell/>
        </table:table-row>
        <table:table-row table:style-name="ro3">
          <table:table-cell table:style-name="ce10" office:value-type="float" office:value="0.3453" calcext:value-type="float">
            <text:p>0.3453</text:p>
          </table:table-cell>
          <table:table-cell table:style-name="Default" office:value-type="string" calcext:value-type="string">
            <text:p>result is better than no filter</text:p>
          </table:table-cell>
          <table:table-cell table:style-name="Default"/>
          <table:table-cell table:style-name="Default" office:value-type="string" calcext:value-type="string">
            <text:p>H 2,6,10,14,18,22</text:p>
          </table:table-cell>
          <table:table-cell table:style-name="Default" table:number-columns-repeated="14"/>
          <table:table-cell/>
        </table:table-row>
        <table:table-row table:style-name="ro3">
          <table:table-cell table:style-name="ce11" office:value-type="float" office:value="0.48343" calcext:value-type="float">
            <text:p>0.48343</text:p>
          </table:table-cell>
          <table:table-cell table:style-name="Default" office:value-type="string" calcext:value-type="string">
            <text:p>result is worst than no filter</text:p>
          </table:table-cell>
          <table:table-cell table:style-name="Default"/>
          <table:table-cell table:style-name="Default" office:value-type="string" calcext:value-type="string">
            <text:p>70 files</text:p>
          </table:table-cell>
          <table:table-cell table:style-name="Default" office:value-type="string" calcext:value-type="string">
            <text:p>26,22,22</text:p>
          </table:table-cell>
          <table:table-cell table:style-name="Default" table:number-columns-repeated="13"/>
          <table:table-cell/>
        </table:table-row>
        <calcext:conditional-formats>
          <calcext:conditional-format calcext:target-range-address="'order by LOWER filter'.C2:'order by LOWER filter'.R3">
            <calcext:condition calcext:apply-style-name="Untitled1" calcext:value="=0" calcext:base-cell-address="'order by LOWER filter'.C2"/>
            <calcext:condition calcext:apply-style-name="Untitled2" calcext:value="=5" calcext:base-cell-address="'order by LOWER filter'.C2"/>
            <calcext:condition calcext:apply-style-name="Untitled3" calcext:value="=10" calcext:base-cell-address="'order by LOWER filter'.C2"/>
            <calcext:condition calcext:apply-style-name="Untitled4" calcext:value="=15" calcext:base-cell-address="'order by LOWER filter'.C2"/>
          </calcext:conditional-format>
          <calcext:conditional-format calcext:target-range-address="'order by LOWER filter'.D24:'order by LOWER filter'.R41 'order by LOWER filter'.D4:'order by LOWER filter'.R22">
            <calcext:condition calcext:apply-style-name="Good" calcext:value="formula-is([$'order by LOWER filter'.D4]&lt;[$'order by LOWER filter'.$C4])" calcext:base-cell-address="'order by LOWER filter'.D4"/>
            <calcext:condition calcext:apply-style-name="Footnote" calcext:value="formula-is([$'order by LOWER filter'.D4]=[$'order by LOWER filter'.$C4])" calcext:base-cell-address="'order by LOWER filter'.D4"/>
            <calcext:condition calcext:apply-style-name="Warning" calcext:value="formula-is([$'order by LOWER filter'.D4]&gt;[$'order by LOWER filter'.$C4])" calcext:base-cell-address="'order by LOWER filter'.D4"/>
          </calcext:conditional-format>
          <calcext:conditional-format calcext:target-range-address="'order by LOWER filter'.D23:'order by LOWER filter'.R23">
            <calcext:condition calcext:apply-style-name="Good" calcext:value="formula-is([$'order by LOWER filter'.D23]&lt;[$'order by LOWER filter'.$C23])" calcext:base-cell-address="'order by LOWER filter'.D23"/>
            <calcext:condition calcext:apply-style-name="Footnote" calcext:value="formula-is([$'order by LOWER filter'.D23]=[$'order by LOWER filter'.$C23])" calcext:base-cell-address="'order by LOWER filter'.D23"/>
            <calcext:condition calcext:apply-style-name="Warning" calcext:value="formula-is([$'order by LOWER filter'.D23]&gt;[$'order by LOWER filter'.$C23])" calcext:base-cell-address="'order by LOWER filter'.D23"/>
          </calcext:conditional-format>
        </calcext:conditional-formats>
        <calcext:sparkline-groups>
          <calcext:sparkline-group calcext:id="{8FE2491F-37E4-4000-9773-5B1E6A206D75}" calcext:type="line" calcext:line-width="0.75pt" calcext:display-empty-cells-as="zero" calcext:display-hidden="true" calcext:min-axis-type="custom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/>
          </calcext:sparkline-group>
          <calcext:sparkline-group calcext:id="{8AC822AE-6EEC-4A3D-B93F-F411947F8235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'order by LOWER filter'.S4" calcext:data-range="'order by LOWER filter'.C4:'order by LOWER filter'.R4"/>
              <calcext:sparkline calcext:cell-address="'order by LOWER filter'.S5" calcext:data-range="'order by LOWER filter'.C5:'order by LOWER filter'.R5"/>
              <calcext:sparkline calcext:cell-address="'order by LOWER filter'.S6" calcext:data-range="'order by LOWER filter'.C6:'order by LOWER filter'.R6"/>
              <calcext:sparkline calcext:cell-address="'order by LOWER filter'.S7" calcext:data-range="'order by LOWER filter'.C7:'order by LOWER filter'.R7"/>
              <calcext:sparkline calcext:cell-address="'order by LOWER filter'.S8" calcext:data-range="'order by LOWER filter'.C8:'order by LOWER filter'.R8"/>
              <calcext:sparkline calcext:cell-address="'order by LOWER filter'.S9" calcext:data-range="'order by LOWER filter'.C9:'order by LOWER filter'.R9"/>
              <calcext:sparkline calcext:cell-address="'order by LOWER filter'.S10" calcext:data-range="'order by LOWER filter'.C10:'order by LOWER filter'.R10"/>
              <calcext:sparkline calcext:cell-address="'order by LOWER filter'.S11" calcext:data-range="'order by LOWER filter'.C11:'order by LOWER filter'.R11"/>
              <calcext:sparkline calcext:cell-address="'order by LOWER filter'.S12" calcext:data-range="'order by LOWER filter'.C12:'order by LOWER filter'.R12"/>
              <calcext:sparkline calcext:cell-address="'order by LOWER filter'.S13" calcext:data-range="'order by LOWER filter'.C13:'order by LOWER filter'.R13"/>
              <calcext:sparkline calcext:cell-address="'order by LOWER filter'.S14" calcext:data-range="'order by LOWER filter'.C14:'order by LOWER filter'.R14"/>
              <calcext:sparkline calcext:cell-address="'order by LOWER filter'.S15" calcext:data-range="'order by LOWER filter'.C15:'order by LOWER filter'.R15"/>
              <calcext:sparkline calcext:cell-address="'order by LOWER filter'.S16" calcext:data-range="'order by LOWER filter'.C16:'order by LOWER filter'.R16"/>
              <calcext:sparkline calcext:cell-address="'order by LOWER filter'.S17" calcext:data-range="'order by LOWER filter'.C17:'order by LOWER filter'.R17"/>
              <calcext:sparkline calcext:cell-address="'order by LOWER filter'.S18" calcext:data-range="'order by LOWER filter'.C18:'order by LOWER filter'.R18"/>
              <calcext:sparkline calcext:cell-address="'order by LOWER filter'.S19" calcext:data-range="'order by LOWER filter'.C19:'order by LOWER filter'.R19"/>
              <calcext:sparkline calcext:cell-address="'order by LOWER filter'.S20" calcext:data-range="'order by LOWER filter'.C20:'order by LOWER filter'.R20"/>
              <calcext:sparkline calcext:cell-address="'order by LOWER filter'.S21" calcext:data-range="'order by LOWER filter'.C21:'order by LOWER filter'.R21"/>
              <calcext:sparkline calcext:cell-address="'order by LOWER filter'.S22" calcext:data-range="'order by LOWER filter'.C22:'order by LOWER filter'.R22"/>
              <calcext:sparkline calcext:cell-address="'order by LOWER filter'.S23" calcext:data-range="'order by LOWER filter'.C23:'order by LOWER filter'.R23"/>
              <calcext:sparkline calcext:cell-address="'order by LOWER filter'.S24" calcext:data-range="'order by LOWER filter'.C24:'order by LOWER filter'.R24"/>
              <calcext:sparkline calcext:cell-address="'order by LOWER filter'.S25" calcext:data-range="'order by LOWER filter'.C25:'order by LOWER filter'.R25"/>
              <calcext:sparkline calcext:cell-address="'order by LOWER filter'.S26" calcext:data-range="'order by LOWER filter'.C26:'order by LOWER filter'.R26"/>
              <calcext:sparkline calcext:cell-address="'order by LOWER filter'.S27" calcext:data-range="'order by LOWER filter'.C27:'order by LOWER filter'.R27"/>
              <calcext:sparkline calcext:cell-address="'order by LOWER filter'.S28" calcext:data-range="'order by LOWER filter'.C28:'order by LOWER filter'.R28"/>
              <calcext:sparkline calcext:cell-address="'order by LOWER filter'.S29" calcext:data-range="'order by LOWER filter'.C29:'order by LOWER filter'.R29"/>
              <calcext:sparkline calcext:cell-address="'order by LOWER filter'.S30" calcext:data-range="'order by LOWER filter'.C30:'order by LOWER filter'.R30"/>
              <calcext:sparkline calcext:cell-address="'order by LOWER filter'.S31" calcext:data-range="'order by LOWER filter'.C31:'order by LOWER filter'.R31"/>
              <calcext:sparkline calcext:cell-address="'order by LOWER filter'.S32" calcext:data-range="'order by LOWER filter'.C32:'order by LOWER filter'.R32"/>
              <calcext:sparkline calcext:cell-address="'order by LOWER filter'.S33" calcext:data-range="'order by LOWER filter'.C33:'order by LOWER filter'.R33"/>
              <calcext:sparkline calcext:cell-address="'order by LOWER filter'.S34" calcext:data-range="'order by LOWER filter'.C34:'order by LOWER filter'.R34"/>
              <calcext:sparkline calcext:cell-address="'order by LOWER filter'.S35" calcext:data-range="'order by LOWER filter'.C35:'order by LOWER filter'.R35"/>
              <calcext:sparkline calcext:cell-address="'order by LOWER filter'.S36" calcext:data-range="'order by LOWER filter'.C36:'order by LOWER filter'.R36"/>
              <calcext:sparkline calcext:cell-address="'order by LOWER filter'.S37" calcext:data-range="'order by LOWER filter'.C37:'order by LOWER filter'.R37"/>
              <calcext:sparkline calcext:cell-address="'order by LOWER filter'.S38" calcext:data-range="'order by LOWER filter'.C38:'order by LOWER filter'.R38"/>
              <calcext:sparkline calcext:cell-address="'order by LOWER filter'.S39" calcext:data-range="'order by LOWER filter'.C39:'order by LOWER filter'.R39"/>
              <calcext:sparkline calcext:cell-address="'order by LOWER filter'.S40" calcext:data-range="'order by LOWER filter'.C40:'order by LOWER filter'.R40"/>
              <calcext:sparkline calcext:cell-address="'order by LOWER filter'.S41" calcext:data-range="'order by LOWER filter'.C41:'order by LOWER filter'.R41"/>
            </calcext:sparklines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style:diagonal-bl-tr="none" style:diagonal-tl-br="none"/>
      <style:text-properties fo:color="#757575"/>
    </style:style>
    <style:style style:name="Untitled2" style:family="table-cell" style:parent-style-name="Default">
      <style:table-cell-properties style:diagonal-bl-tr="none" style:diagonal-tl-br="none"/>
      <style:text-properties fo:color="#ffa000"/>
    </style:style>
    <style:style style:name="Untitled3" style:family="table-cell" style:parent-style-name="Default">
      <style:text-properties fo:color="#e65100"/>
    </style:style>
    <style:style style:name="Untitled4" style:family="table-cell" style:parent-style-name="Default">
      <style:text-properties fo:color="#d32f2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12:23:06.457760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2T12:34:07.855037879</dc:date>
    <meta:editing-duration>PT24M58S</meta:editing-duration>
    <meta:editing-cycles>14</meta:editing-cycles>
    <meta:generator>LibreOffice/24.2.3.2$Linux_X86_64 LibreOffice_project/420$Build-2</meta:generator>
    <meta:document-statistic meta:table-count="2" meta:cell-count="1460" meta:object-count="0"/>
  </office:meta>
</office:document-meta>
</file>